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887" officeooo:paragraph-rsid="001e0887"/>
    </style:style>
    <style:style style:name="P2" style:family="paragraph" style:parent-style-name="Standard">
      <style:text-properties officeooo:rsid="001e0887" officeooo:paragraph-rsid="0025be0c"/>
    </style:style>
    <style:style style:name="P3" style:family="paragraph" style:parent-style-name="Standard">
      <style:text-properties fo:font-weight="bold" officeooo:rsid="001e0887" officeooo:paragraph-rsid="001e0887" style:font-weight-asian="bold" style:font-weight-complex="bold"/>
    </style:style>
    <style:style style:name="P4" style:family="paragraph" style:parent-style-name="Standard">
      <style:text-properties fo:font-weight="bold" officeooo:rsid="001e0887" officeooo:paragraph-rsid="0021657f" style:font-weight-asian="bold" style:font-weight-complex="bold"/>
    </style:style>
    <style:style style:name="P5" style:family="paragraph" style:parent-style-name="Standard">
      <style:text-properties fo:font-weight="bold" officeooo:rsid="002046ad" officeooo:paragraph-rsid="0021657f" style:font-weight-asian="bold" style:font-weight-complex="bold"/>
    </style:style>
    <style:style style:name="P6" style:family="paragraph" style:parent-style-name="Standard">
      <style:text-properties fo:font-weight="bold" officeooo:rsid="0020e043" officeooo:paragraph-rsid="0021d60f" style:font-weight-asian="bold" style:font-weight-complex="bold"/>
    </style:style>
    <style:style style:name="P7" style:family="paragraph" style:parent-style-name="Standard">
      <style:text-properties fo:font-weight="bold" officeooo:rsid="0020e043" officeooo:paragraph-rsid="0020e043" style:font-weight-asian="bold" style:font-weight-complex="bold"/>
    </style:style>
    <style:style style:name="P8" style:family="paragraph" style:parent-style-name="Standard">
      <style:text-properties officeooo:paragraph-rsid="001e0887"/>
    </style:style>
    <style:style style:name="P9" style:family="paragraph" style:parent-style-name="Standard">
      <style:text-properties fo:font-weight="normal" officeooo:rsid="001e0887" officeooo:paragraph-rsid="001e0887" style:font-weight-asian="normal" style:font-weight-complex="normal"/>
    </style:style>
    <style:style style:name="P10" style:family="paragraph" style:parent-style-name="Standard">
      <style:text-properties fo:font-weight="normal" officeooo:rsid="001e0887" officeooo:paragraph-rsid="0021657f" style:font-weight-asian="normal" style:font-weight-complex="normal"/>
    </style:style>
    <style:style style:name="P11" style:family="paragraph" style:parent-style-name="Standard">
      <style:text-properties officeooo:paragraph-rsid="0020e043"/>
    </style:style>
    <style:style style:name="P12" style:family="paragraph" style:parent-style-name="Standard">
      <style:text-properties officeooo:paragraph-rsid="0021657f"/>
    </style:style>
    <style:style style:name="P13" style:family="paragraph" style:parent-style-name="Standard">
      <style:text-properties officeooo:paragraph-rsid="0021d60f"/>
    </style:style>
    <style:style style:name="P14" style:family="paragraph" style:parent-style-name="Standard">
      <style:text-properties fo:color="#2a6099" loext:opacity="100%" fo:font-weight="normal" officeooo:rsid="001e0887" officeooo:paragraph-rsid="0021657f" style:font-weight-asian="normal" style:font-weight-complex="normal"/>
    </style:style>
    <style:style style:name="P15" style:family="paragraph" style:parent-style-name="Standard">
      <style:text-properties fo:color="#2a6099" loext:opacity="100%" fo:font-weight="normal" officeooo:rsid="0020e043" officeooo:paragraph-rsid="0020e043" style:font-weight-asian="normal" style:font-weight-complex="normal"/>
    </style:style>
    <style:style style:name="P16" style:family="paragraph" style:parent-style-name="Standard">
      <style:text-properties fo:color="#2a6099" loext:opacity="100%" officeooo:rsid="001e0887" officeooo:paragraph-rsid="001e0887"/>
    </style:style>
    <style:style style:name="P17" style:family="paragraph" style:parent-style-name="Standard">
      <style:text-properties fo:color="#2a6099" loext:opacity="100%" fo:font-weight="bold" officeooo:rsid="001e0887" officeooo:paragraph-rsid="0025be0c" style:font-weight-asian="bold" style:font-weight-complex="bold"/>
    </style:style>
    <style:style style:name="P18" style:family="paragraph" style:parent-style-name="Standard">
      <style:text-properties fo:color="#2a6099" loext:opacity="100%" style:text-underline-style="solid" style:text-underline-width="auto" style:text-underline-color="font-color" fo:font-weight="normal" officeooo:rsid="003bc061" officeooo:paragraph-rsid="003bc061" style:font-weight-asian="normal" style:font-weight-complex="normal"/>
    </style:style>
    <style:style style:name="P19" style:family="paragraph" style:parent-style-name="Standard">
      <style:text-properties officeooo:paragraph-rsid="0025be0c"/>
    </style:style>
    <style:style style:name="P20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1" style:family="paragraph" style:parent-style-name="Standard">
      <style:text-properties fo:color="#d4d4d4" loext:opacity="100%" style:font-name="Droid Sans Mono" fo:font-size="10.5pt" fo:font-weight="normal" officeooo:rsid="001e0887" officeooo:paragraph-rsid="001e0887" fo:background-color="#1e1e1e"/>
    </style:style>
    <style:style style:name="P22" style:family="paragraph" style:parent-style-name="Standard">
      <style:text-properties fo:color="#d4d4d4" loext:opacity="100%" style:font-name="Droid Sans Mono" fo:font-size="10.5pt" fo:font-weight="normal" officeooo:rsid="001e0887" officeooo:paragraph-rsid="0025be0c" fo:background-color="#1e1e1e" style:font-weight-asian="bold" style:font-weight-complex="bold"/>
    </style:style>
    <style:style style:name="P23" style:family="paragraph" style:parent-style-name="Standard">
      <style:text-properties fo:color="#d4d4d4" loext:opacity="100%" style:font-name="Droid Sans Mono" fo:font-size="10.5pt" fo:font-weight="normal" officeooo:rsid="0020e043" officeooo:paragraph-rsid="0020e043" fo:background-color="#1e1e1e" style:font-weight-asian="normal" style:font-weight-complex="normal"/>
    </style:style>
    <style:style style:name="P24" style:family="paragraph" style:parent-style-name="Standard">
      <style:text-properties fo:color="#d4d4d4" loext:opacity="100%" style:font-name="Droid Sans Mono" fo:font-size="10.5pt" fo:font-weight="normal" officeooo:rsid="001e0887" officeooo:paragraph-rsid="0021657f" fo:background-color="#1e1e1e" style:font-weight-asian="normal" style:font-weight-complex="normal"/>
    </style:style>
    <style:style style:name="P25" style:family="paragraph" style:parent-style-name="Standard">
      <style:text-properties fo:color="#d4d4d4" loext:opacity="100%" style:font-name="Droid Sans Mono" fo:font-size="10.5pt" fo:font-weight="normal" officeooo:rsid="003bc061" officeooo:paragraph-rsid="003bc061" fo:background-color="#1e1e1e" style:font-weight-asian="normal" style:font-weight-complex="normal"/>
    </style:style>
    <style:style style:name="P26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27" style:family="paragraph" style:parent-style-name="Standard">
      <style:paragraph-properties fo:margin-top="0cm" fo:margin-bottom="0.499cm" style:contextual-spacing="false" style:line-height-at-least="0.503cm"/>
    </style:style>
    <style:style style:name="P28" style:family="paragraph" style:parent-style-name="Standard">
      <style:paragraph-properties style:line-height-at-least="0.503cm"/>
    </style:style>
    <style:style style:name="T1" style:family="text">
      <style:text-properties fo:font-weight="bold" officeooo:rsid="001e0887" style:font-weight-asian="bold" style:font-weight-complex="bold"/>
    </style:style>
    <style:style style:name="T2" style:family="text">
      <style:text-properties fo:font-weight="bold" officeooo:rsid="002046ad" style:font-weight-asian="bold" style:font-weight-complex="bold"/>
    </style:style>
    <style:style style:name="T3" style:family="text">
      <style:text-properties fo:font-weight="bold" officeooo:rsid="0020e043" style:font-weight-asian="bold" style:font-weight-complex="bold"/>
    </style:style>
    <style:style style:name="T4" style:family="text">
      <style:text-properties fo:font-weight="bold" officeooo:rsid="0021657f" style:font-weight-asian="bold" style:font-weight-complex="bold"/>
    </style:style>
    <style:style style:name="T5" style:family="text">
      <style:text-properties fo:font-weight="bold" officeooo:rsid="0021d60f" style:font-weight-asian="bold" style:font-weight-complex="bold"/>
    </style:style>
    <style:style style:name="T6" style:family="text">
      <style:text-properties fo:font-weight="bold" officeooo:rsid="002398c8" style:font-weight-asian="bold" style:font-weight-complex="bold"/>
    </style:style>
    <style:style style:name="T7" style:family="text">
      <style:text-properties fo:font-weight="bold" officeooo:rsid="0025a695" style:font-weight-asian="bold" style:font-weight-complex="bold"/>
    </style:style>
    <style:style style:name="T8" style:family="text">
      <style:text-properties fo:font-weight="bold" officeooo:rsid="0025be0c" style:font-weight-asian="bold" style:font-weight-complex="bold"/>
    </style:style>
    <style:style style:name="T9" style:family="text">
      <style:text-properties fo:font-weight="bold" officeooo:rsid="00277375" style:font-weight-asian="bold" style:font-weight-complex="bold"/>
    </style:style>
    <style:style style:name="T10" style:family="text">
      <style:text-properties fo:font-weight="bold" officeooo:rsid="0034de09" style:font-weight-asian="bold" style:font-weight-complex="bold"/>
    </style:style>
    <style:style style:name="T11" style:family="text">
      <style:text-properties fo:font-weight="bold" officeooo:rsid="00356282" style:font-weight-asian="bold" style:font-weight-complex="bold"/>
    </style:style>
    <style:style style:name="T12" style:family="text">
      <style:text-properties fo:font-weight="bold" officeooo:rsid="00373c14" style:font-weight-asian="bold" style:font-weight-complex="bold"/>
    </style:style>
    <style:style style:name="T13" style:family="text">
      <style:text-properties officeooo:rsid="0025be0c"/>
    </style:style>
    <style:style style:name="T14" style:family="text">
      <style:text-properties fo:color="#569cd6" loext:opacity="100%"/>
    </style:style>
    <style:style style:name="T15" style:family="text">
      <style:text-properties fo:color="#b5cea8" loext:opacity="100%"/>
    </style:style>
    <style:style style:name="T16" style:family="text">
      <style:text-properties fo:color="#dcdcaa" loext:opacity="100%"/>
    </style:style>
    <style:style style:name="T17" style:family="text">
      <style:text-properties fo:color="#ce9178" loext:opacity="100%"/>
    </style:style>
    <style:style style:name="T1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Ejercicio</text:span><text:span text:style-name="T4">1</text:span><text:span text:style-name="T1"> – </text:span><text:span text:style-name="T2">Función que indique cuando un número pasado por parámetro es mayor que cero o </text:span><text:span text:style-name="T3">menor</text:span></text:p>
      <text:p text:style-name="P5"/>
      <text:p text:style-name="P25">delimiter //</text:p>
      <text:p text:style-name="P20"><text:span text:style-name="T14">create</text:span> <text:span text:style-name="T14">function</text:span> <text:span text:style-name="T16">mayorQueCero</text:span> (n <text:span text:style-name="T14">int</text:span>)</text:p>
      <text:p text:style-name="P20"><text:span text:style-name="T14">returns</text:span> <text:span text:style-name="T14">varchar</text:span>(<text:span text:style-name="T15">50</text:span>)</text:p>
      <text:p text:style-name="P26">BEGIN</text:p>
      <text:p text:style-name="P20"><text:span text:style-name="T14">IF</text:span> n&gt;<text:span text:style-name="T15">0</text:span> <text:span text:style-name="T14">THEN</text:span></text:p>
      <text:p text:style-name="P20"><text:span text:style-name="T14">return</text:span> <text:span text:style-name="T16">concat</text:span>(n,<text:span text:style-name="T17">' es mayor que 0'</text:span>);</text:p>
      <text:p text:style-name="P26">else</text:p>
      <text:p text:style-name="P20"><text:span text:style-name="T14">return</text:span> <text:span text:style-name="T16">concat</text:span>(n,<text:span text:style-name="T17">' es menor o igual que 0'</text:span>);</text:p>
      <text:p text:style-name="P20"><text:span text:style-name="T14">END</text:span> <text:span text:style-name="T14">IF</text:span>;</text:p>
      <text:p text:style-name="P20"><text:span text:style-name="T14">END</text:span>//</text:p>
      <text:p text:style-name="P20">delimiter ;</text:p>
      <text:p text:style-name="P28"/>
      <text:p text:style-name="P20"><text:span text:style-name="T14">select</text:span> mayorQueCero(-<text:span text:style-name="T15">1</text:span>);</text:p>
      <text:p text:style-name="P18"/>
      <text:p text:style-name="P10"/>
      <text:p text:style-name="P13"><text:span text:style-name="T1">Ejercicio</text:span><text:span text:style-name="T5">2</text:span><text:span text:style-name="T1"> – </text:span><text:span text:style-name="T2">Función que indique cuando un </text:span><text:span text:style-name="T5">sueldo</text:span><text:span text:style-name="T2"> pasado por parámetro </text:span><text:span text:style-name="T5">es bajo si es menor que 1000, </text:span><text:span text:style-name="T6">si es medio</text:span><text:span text:style-name="T5"> </text:span><text:span text:style-name="T6">cuando</text:span><text:span text:style-name="T5"> está entre 1000 y 2000 y alto si es superior a 2000</text:span></text:p>
      <text:p text:style-name="P6"/>
      <text:p text:style-name="P24">delimiter //</text:p>
      <text:p text:style-name="P20"><text:span text:style-name="T14">create</text:span> <text:span text:style-name="T14">function</text:span> <text:span text:style-name="T16">tipoSueldo</text:span>(sueldo <text:span text:style-name="T14">float</text:span>)</text:p>
      <text:p text:style-name="P20"><text:span text:style-name="T14">returns</text:span> <text:span text:style-name="T14">varchar</text:span>(<text:span text:style-name="T15">50</text:span>)</text:p>
      <text:p text:style-name="P26">BEGIN</text:p>
      <text:p text:style-name="P20"><text:span text:style-name="T14">DECLARE</text:span> respuesta <text:span text:style-name="T14">varchar</text:span>(<text:span text:style-name="T15">50</text:span>);</text:p>
      <text:p text:style-name="P20"><text:span text:style-name="T14">IF</text:span> sueldo&gt;<text:span text:style-name="T15">2000</text:span> <text:span text:style-name="T14">THEN</text:span></text:p>
      <text:p text:style-name="P20"><text:span text:style-name="T14">SET</text:span> respuesta=<text:span text:style-name="T17">'Tu sueldo es alto'</text:span>;</text:p>
      <text:p text:style-name="P20">ELSEIF sueldo&gt;<text:span text:style-name="T15">1000</text:span> <text:span text:style-name="T14">AND</text:span> sueldo&lt;=<text:span text:style-name="T15">2000</text:span> <text:span text:style-name="T14">THEN</text:span></text:p>
      <text:p text:style-name="P20"><text:span text:style-name="T14">SET</text:span> respuesta=<text:span text:style-name="T17">'Tu sueldo es medio'</text:span>;</text:p>
      <text:p text:style-name="P26">ELSE</text:p>
      <text:p text:style-name="P20"><text:span text:style-name="T14">SET</text:span> respuesta=<text:span text:style-name="T17">'Tu sueldo es bajo'</text:span>;</text:p>
      <text:p text:style-name="P20"><text:span text:style-name="T14">END</text:span> <text:span text:style-name="T14">IF</text:span>;</text:p>
      <text:p text:style-name="P20"><text:span text:style-name="T14">return</text:span> respuesta;</text:p>
      <text:p text:style-name="P20"><text:span text:style-name="T14">END</text:span>//</text:p>
      <text:p text:style-name="P28"/>
      <text:p text:style-name="P20">delimiter ;</text:p>
      <text:p text:style-name="P20"><text:span text:style-name="T14">select</text:span> tipoSueldo(<text:span text:style-name="T15">1250</text:span>.<text:span text:style-name="T15">25</text:span>);</text:p>
      <text:p text:style-name="P20"><text:span text:style-name="T14">select</text:span> tipoSueldo(<text:span text:style-name="T15">999</text:span>.<text:span text:style-name="T15">99</text:span>);</text:p>
      <text:p text:style-name="P20"><text:span text:style-name="T14">select</text:span> tipoSueldo(<text:span text:style-name="T15">2000</text:span>.<text:span text:style-name="T15">01</text:span>);</text:p>
      <text:p text:style-name="P20"/>
      <text:p text:style-name="P14"/>
      <text:p text:style-name="P4"/>
      <text:p text:style-name="P11"><text:span text:style-name="T1">Ejercicio</text:span><text:span text:style-name="T5">3</text:span><text:span text:style-name="T1"> - Procedimiento almacenado que sume </text:span><text:span text:style-name="T3">2 números enteros y devuelva el resultado en un tercer parámetro</text:span></text:p>
      <text:p text:style-name="P7"/>
      <text:p text:style-name="P23">delimiter //</text:p>
      <text:p text:style-name="P20"><text:span text:style-name="T14">create</text:span> <text:span text:style-name="T14">procedure</text:span> sp_Suma2Enteros(<text:span text:style-name="T14">in</text:span> n1 <text:span text:style-name="T14">int</text:span>, <text:span text:style-name="T14">in</text:span> n2 <text:span text:style-name="T14">int</text:span>, <text:span text:style-name="T14">out</text:span> resultado <text:span text:style-name="T14">int</text:span>)</text:p>
      <text:p text:style-name="P26">begin</text:p>
      <text:p text:style-name="P20"><text:span text:style-name="T14">set</text:span> resultado=n1+n2;</text:p>
      <text:p text:style-name="P20"><text:span text:style-name="T14">end</text:span>//</text:p>
      <text:p text:style-name="P28"><text:soft-page-break/></text:p>
      <text:p text:style-name="P20">delimiter ;</text:p>
      <text:p text:style-name="P28"/>
      <text:p text:style-name="P20"><text:span text:style-name="T14">call</text:span> sp_Suma2Enteros(<text:span text:style-name="T15">2</text:span>,<text:span text:style-name="T15">3</text:span>,@variable);</text:p>
      <text:p text:style-name="P20"><text:span text:style-name="T14">select</text:span> @variable;</text:p>
      <text:p text:style-name="P20"/>
      <text:p text:style-name="P15"/>
      <text:p text:style-name="P9"/>
      <text:p text:style-name="P8"><text:span text:style-name="T1">Ejercicio</text:span><text:span text:style-name="T5">4</text:span><text:span text:style-name="T1"> - Procedimiento almacenado </text:span><text:span text:style-name="T7">con un sólo parámetro </text:span><text:span text:style-name="T1">que sume 1 a un número dado</text:span></text:p>
      <text:p text:style-name="P3">hasta llegar a 100 <text:span text:style-name="T13">usando Loop</text:span></text:p>
      <text:p text:style-name="P21">delimiter //</text:p>
      <text:p text:style-name="P20"><text:span text:style-name="T14">create</text:span> <text:span text:style-name="T14">procedure</text:span> sp_sumaHasta100(<text:span text:style-name="T14">in</text:span> n <text:span text:style-name="T14">int</text:span>)</text:p>
      <text:p text:style-name="P26">begin</text:p>
      <text:p text:style-name="P20">ins_loop:<text:span text:style-name="T14">loop</text:span></text:p>
      <text:p text:style-name="P20"><text:span text:style-name="T14">IF</text:span> n=<text:span text:style-name="T15">100</text:span> <text:span text:style-name="T14">THEN</text:span></text:p>
      <text:p text:style-name="P20">leave ins_loop;</text:p>
      <text:p text:style-name="P20"><text:span text:style-name="T14">end</text:span> <text:span text:style-name="T14">if</text:span>;</text:p>
      <text:p text:style-name="P20"><text:span text:style-name="T14">set</text:span> n=n+<text:span text:style-name="T15">1</text:span>;</text:p>
      <text:p text:style-name="P20"><text:span text:style-name="T14">end</text:span> <text:span text:style-name="T14">loop</text:span>;</text:p>
      <text:p text:style-name="P20"><text:span text:style-name="T14">select</text:span> n;</text:p>
      <text:p text:style-name="P20"><text:span text:style-name="T14">end</text:span>//</text:p>
      <text:p text:style-name="P1"/>
      <text:p text:style-name="P16"/>
      <text:p text:style-name="P1"/>
      <text:p text:style-name="P19"><text:span text:style-name="T1">Ejercicio</text:span><text:span text:style-name="T8">5</text:span><text:span text:style-name="T1"> - </text:span><text:span text:style-name="T8">Función</text:span><text:span text:style-name="T1"> <text:s/></text:span><text:span text:style-name="T8">que </text:span><text:span text:style-name="T10">proporcione la subcadena de una palabra a partir de una letra</text:span><text:span text:style-name="T8">. </text:span><text:span text:style-name="T9">La palabra será pasada como primer parámetro y la letra como segundo</text:span><text:span text:style-name="T8"> y nos </text:span><text:span text:style-name="T9">devolverá </text:span><text:span text:style-name="T10">una </text:span><text:span text:style-name="T11">sub</text:span><text:span text:style-name="T10">cadena</text:span><text:span text:style-name="T8"> (ejemplo: Amiga, </text:span><text:span text:style-name="T10">m </text:span><text:span text:style-name="T8"><text:s/>devuelve </text:span><text:span text:style-name="T12">m</text:span><text:span text:style-name="T10">iga</text:span><text:span text:style-name="T8">). <text:s/></text:span><text:span text:style-name="T11">En caso de no encontrarse, indicará No encontrada</text:span></text:p>
      <text:p text:style-name="P2"/>
      <text:p text:style-name="P22"><text:span text:style-name="T14">DROP</text:span> <text:span text:style-name="T14">FUNCTION</text:span> <text:span text:style-name="T14">IF</text:span> <text:span text:style-name="T14">EXISTS</text:span> subCadena;</text:p>
      <text:p text:style-name="P20">DELIMITER //</text:p>
      <text:p text:style-name="P20"><text:span text:style-name="T14">CREATE</text:span> <text:span text:style-name="T14">FUNCTION</text:span> <text:span text:style-name="T16">subCadena</text:span>(c <text:span text:style-name="T14">VARCHAR</text:span>(<text:span text:style-name="T15">50</text:span>), l <text:span text:style-name="T14">CHAR</text:span>)</text:p>
      <text:p text:style-name="P20"><text:span text:style-name="T14">RETURNS</text:span> <text:span text:style-name="T14">VARCHAR</text:span>(<text:span text:style-name="T15">50</text:span>)</text:p>
      <text:p text:style-name="P26">BEGIN</text:p>
      <text:p text:style-name="P20"><text:span text:style-name="T14">RETURN</text:span> SUBSTRING_INDEX(c, l, <text:span text:style-name="T15">1</text:span>);</text:p>
      <text:p text:style-name="P26">END</text:p>
      <text:p text:style-name="P20">//</text:p>
      <text:p text:style-name="P20">DELIMITER ;</text:p>
      <text:p text:style-name="P27"/>
      <text:p text:style-name="P20">DELIMITER ;</text:p>
      <text:p text:style-name="P20"><text:span text:style-name="T14">SELECT</text:span> subCadena(<text:span text:style-name="T17">"HOLA</text:span><text:span text:style-name="T17">"</text:span>, <text:span text:style-name="T17">'A'</text:span>);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09:10:52.753292206</meta:creation-date>
    <dc:date>2023-04-13T09:59:03.413540618</dc:date>
    <meta:editing-duration>PT9H4M35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2" meta:paragraph-count="66" meta:word-count="291" meta:character-count="1899" meta:non-whitespace-character-count="1669"/>
  </office:meta>
</office:document-meta>
</file>